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Output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3" style:family="table-cell" style:parent-style-name="Good" style:data-style-name="N0">
      <style:table-cell-properties fo:border="thin solid #3F3F3F" style:vertical-align="automatic" fo:background-color="#C6EFCE" style:repeat-content="false"/>
      <style:paragraph-properties fo:text-align="center"/>
      <style:text-properties fo:color="#006100"/>
    </style:style>
    <style:style style:name="ce4" style:family="table-cell" style:parent-style-name="Output" style:data-style-name="N0">
      <style:table-cell-properties fo:border-top="thin solid #3F3F3F" fo:border-bottom="thin solid #3F3F3F" fo:border-left="thin solid #3F3F3F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5" style:family="table-cell" style:parent-style-name="Output" style:data-style-name="N0">
      <style:table-cell-properties fo:border-top="thin solid #3F3F3F" fo:border-bottom="thin solid #3F3F3F" fo:border-left="none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6" style:family="table-cell" style:parent-style-name="Output" style:data-style-name="N0">
      <style:table-cell-properties fo:border-top="thin solid #3F3F3F" fo:border-bottom="thin solid #3F3F3F" fo:border-left="none" fo:border-right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7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8" style:family="table-cell" style:parent-style-name="Output" style:data-style-name="N34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9" style:family="table-cell" style:parent-style-name="Output" style:data-style-name="N36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0" style:family="table-cell" style:parent-style-name="Output" style:data-style-name="N1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1" style:family="table-cell" style:parent-style-name="Good" style:data-style-name="N34">
      <style:table-cell-properties fo:border="thin solid #3F3F3F" fo:background-color="#C6EFCE"/>
      <style:text-properties fo:color="#006100"/>
    </style:style>
    <style:style style:name="ce12" style:family="table-cell" style:parent-style-name="Output" style:data-style-name="N0">
      <style:table-cell-properties fo:border-top="thin solid #3F3F3F" fo:border-bottom="none" fo:border-left="thin solid #3F3F3F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13" style:family="table-cell" style:parent-style-name="Output" style:data-style-name="N0">
      <style:table-cell-properties fo:border-top="thin solid #3F3F3F" fo:border-bottom="none" fo:border-left="none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14" style:family="table-cell" style:parent-style-name="Output" style:data-style-name="N0">
      <style:table-cell-properties fo:border-top="thin solid #3F3F3F" fo:border-bottom="none" fo:border-left="none" fo:border-right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15" style:family="table-cell" style:parent-style-name="Output" style:data-style-name="N0">
      <style:table-cell-properties fo:border-top="none" fo:border-bottom="thin solid #3F3F3F" fo:border-left="thin solid #3F3F3F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16" style:family="table-cell" style:parent-style-name="Output" style:data-style-name="N0">
      <style:table-cell-properties fo:border-top="none" fo:border-bottom="thin solid #3F3F3F" fo:border-left="none" fo:border-right="none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17" style:family="table-cell" style:parent-style-name="Output" style:data-style-name="N0">
      <style:table-cell-properties fo:border-top="none" fo:border-bottom="thin solid #3F3F3F" fo:border-left="none" fo:border-right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5.794375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DEPOSIT</text:p>
          </table:table-cell>
          <table:table-cell office:value-type="string" table:style-name="ce2">
            <text:p>INTEREST</text:p>
          </table:table-cell>
          <table:table-cell office:value-type="string" table:style-name="ce2">
            <text:p>TIME (yrs)</text:p>
          </table:table-cell>
          <table:table-cell office:value-type="string" table:style-name="ce3">
            <text:p>AMOUNT SAVED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3" table:style-name="ce5"/>
          <table:table-cell table:style-name="ce6"/>
          <table:table-cell table:number-columns-repeated="16379"/>
        </table:table-row>
        <table:table-row table:style-name="ro1">
          <table:table-cell office:value-type="string" table:style-name="ce7">
            <text:p>Future Value of a Series</text:p>
          </table:table-cell>
          <table:table-cell office:value-type="currency" office:value="10000" table:style-name="ce8">
            <text:p><text:s/>$10,000.00<text:s/></text:p>
          </table:table-cell>
          <table:table-cell office:value-type="percentage" office:value="0.05" table:style-name="ce9">
            <text:p>5.0%</text:p>
          </table:table-cell>
          <table:table-cell office:value-type="float" office:value="20" table:style-name="ce10">
            <text:p>20</text:p>
          </table:table-cell>
          <table:table-cell office:value-type="currency" office:value="330659.54102888418" table:formula="of:=[.B3]*((1+[.C3])^[.D3]-1)/[.C3]" table:style-name="ce11">
            <text:p><text:s/>$330,659.54<text:s/></text:p>
          </table:table-cell>
          <table:table-cell table:number-columns-repeated="16379"/>
        </table:table-row>
        <table:table-row table:style-name="ro1">
          <table:table-cell table:style-name="ce12"/>
          <table:table-cell table:number-columns-repeated="3" table:style-name="ce13"/>
          <table:table-cell table:style-name="ce14"/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6"/>
          <table:table-cell table:style-name="ce17"/>
          <table:table-cell table:number-columns-repeated="16379"/>
        </table:table-row>
        <table:table-row table:style-name="ro1">
          <table:table-cell office:value-type="string" table:style-name="ce7">
            <text:p>Future Value of a Single Amount</text:p>
          </table:table-cell>
          <table:table-cell office:value-type="currency" office:value="50000" table:style-name="ce8">
            <text:p><text:s/>$50,000.00<text:s/></text:p>
          </table:table-cell>
          <table:table-cell office:value-type="percentage" office:value="0.05" table:style-name="ce9">
            <text:p>5.0%</text:p>
          </table:table-cell>
          <table:table-cell office:value-type="float" office:value="20" table:style-name="ce10">
            <text:p>20</text:p>
          </table:table-cell>
          <table:table-cell office:value-type="currency" office:value="132664.88525722103" table:formula="of:=[.B6]*(1+[.C6])^[.D6]" table:style-name="ce11">
            <text:p><text:s/>$132,664.89<text:s/></text:p>
          </table:table-cell>
          <table:table-cell table:number-columns-repeated="16379"/>
        </table:table-row>
        <table:table-row table:style-name="ro1">
          <table:table-cell table:style-name="ce12"/>
          <table:table-cell table:number-columns-repeated="3" table:style-name="ce13"/>
          <table:table-cell table:style-name="ce14"/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6"/>
          <table:table-cell table:style-name="ce17"/>
          <table:table-cell table:number-columns-repeated="16379"/>
        </table:table-row>
        <table:table-row table:style-name="ro1">
          <table:table-cell office:value-type="string" table:style-name="ce7">
            <text:p>Present Value of a Single Amount</text:p>
          </table:table-cell>
          <table:table-cell office:value-type="currency" office:value="376889.48287300061" table:formula="of:=[.E9]/((1+[.C9])^[.D9])" table:style-name="ce8">
            <text:p><text:s/>$376,889.48<text:s/></text:p>
          </table:table-cell>
          <table:table-cell office:value-type="percentage" office:value="0.05" table:style-name="ce9">
            <text:p>5.0%</text:p>
          </table:table-cell>
          <table:table-cell office:value-type="float" office:value="20" table:style-name="ce10">
            <text:p>20</text:p>
          </table:table-cell>
          <table:table-cell office:value-type="currency" office:value="1000000" table:style-name="ce11">
            <text:p><text:s/>$1,000,000.00<text:s/></text:p>
          </table:table-cell>
          <table:table-cell table:number-columns-repeated="16379"/>
        </table:table-row>
        <table:table-row table:style-name="ro1">
          <table:table-cell table:style-name="ce12"/>
          <table:table-cell table:number-columns-repeated="3" table:style-name="ce13"/>
          <table:table-cell table:style-name="ce14"/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6"/>
          <table:table-cell table:style-name="ce17"/>
          <table:table-cell table:number-columns-repeated="16379"/>
        </table:table-row>
        <table:table-row table:style-name="ro1">
          <table:table-cell office:value-type="string" table:style-name="ce7">
            <text:p>Present Value of a Series</text:p>
          </table:table-cell>
          <table:table-cell office:value-type="currency" office:value="30242.587190691313" table:formula="of:=[.E12]/(((1+[.C12])^[.D12]-1)/[.C12])" table:style-name="ce8">
            <text:p><text:s/>$30,242.59<text:s/></text:p>
          </table:table-cell>
          <table:table-cell office:value-type="percentage" office:value="0.05" table:style-name="ce9">
            <text:p>5.0%</text:p>
          </table:table-cell>
          <table:table-cell office:value-type="float" office:value="20" table:style-name="ce10">
            <text:p>20</text:p>
          </table:table-cell>
          <table:table-cell office:value-type="currency" office:value="1000000" table:style-name="ce11">
            <text:p><text:s/>$1,000,000.00<text:s/>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1" number:min-integer-digits="1"/>
      <number:text>%</number:text>
    </number:percentage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Gaetan I</meta:initial-creator>
    <dc:creator>Gaetan I</dc:creator>
    <meta:creation-date>2019-05-29T03:09:47Z</meta:creation-date>
    <dc:date>2019-05-29T03:15:37Z</dc:date>
  </office:meta>
</office:document-meta>
</file>